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Tahoma" svg:font-family="Tahoma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paragraph-properties fo:text-align="end" style:justify-single-word="false">
        <style:tab-stops>
          <style:tab-stop style:position="14.048cm"/>
        </style:tab-stops>
      </style:paragraph-properties>
    </style:style>
    <style:style style:name="P3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>
        <style:tab-stops>
          <style:tab-stop style:position="9.308cm"/>
        </style:tab-stops>
      </style:paragraph-properties>
    </style:style>
    <style:style style:name="P5" style:family="paragraph" style:parent-style-name="Table_20_Contents">
      <style:paragraph-properties fo:line-height="150%">
        <style:tab-stops>
          <style:tab-stop style:position="2.501cm"/>
        </style:tab-stops>
      </style:paragraph-properties>
    </style:style>
    <style:style style:name="P6" style:family="paragraph" style:parent-style-name="Table_20_Contents">
      <style:paragraph-properties>
        <style:tab-stops>
          <style:tab-stop style:position="14.624cm"/>
        </style:tab-stops>
      </style:paragraph-properties>
      <style:text-properties fo:font-size="6pt" fo:font-weight="bold" style:font-size-asian="6pt" style:font-weight-asian="bold" style:font-size-complex="6pt" style:font-weight-complex="bold"/>
    </style:style>
    <style:style style:name="P7" style:family="paragraph" style:parent-style-name="Table_20_Contents">
      <style:text-properties fo:font-size="6pt" style:font-size-asian="6pt" style:font-size-complex="6pt"/>
    </style:style>
    <style:style style:name="P8" style:family="paragraph" style:parent-style-name="Table_20_Contents">
      <style:paragraph-properties>
        <style:tab-stops>
          <style:tab-stop style:position="2.309cm"/>
        </style:tab-stops>
      </style:paragraph-properties>
      <style:text-properties fo:font-size="6pt" style:font-size-asian="6pt" style:font-size-complex="6pt"/>
    </style:style>
    <style:style style:name="P9" style:family="paragraph" style:parent-style-name="Table_20_Contents">
      <style:paragraph-properties>
        <style:tab-stops>
          <style:tab-stop style:position="14.624cm"/>
        </style:tab-stops>
      </style:paragraph-properties>
    </style:style>
    <style:style style:name="P10" style:family="paragraph" style:parent-style-name="Table_20_Contents">
      <style:paragraph-properties>
        <style:tab-stops>
          <style:tab-stop style:position="10.504cm"/>
        </style:tab-stops>
      </style:paragraph-properties>
    </style:style>
    <style:style style:name="P11" style:family="paragraph" style:parent-style-name="Table_20_Contents">
      <style:paragraph-properties fo:margin-top="0.212cm" fo:margin-bottom="0.212cm" style:contextual-spacing="false">
        <style:tab-stops>
          <style:tab-stop style:position="14.624cm"/>
        </style:tab-stops>
      </style:paragraph-properties>
    </style:style>
    <style:style style:name="P12" style:family="paragraph" style:parent-style-name="Table_20_Contents">
      <style:paragraph-properties fo:margin-left="3.251cm" fo:margin-right="0cm" fo:text-indent="-2.168cm" style:auto-text-indent="false"/>
    </style:style>
    <style:style style:name="P13" style:family="paragraph" style:parent-style-name="Table_20_Contents">
      <style:paragraph-properties fo:margin-left="3.251cm" fo:margin-right="0cm" fo:text-indent="-2.168cm" style:auto-text-indent="false"/>
      <style:text-properties officeooo:paragraph-rsid="00210655"/>
    </style:style>
    <style:style style:name="P14" style:family="paragraph" style:parent-style-name="Table_20_Contents">
      <style:paragraph-properties fo:margin-left="3.15cm" fo:margin-right="0cm" fo:text-indent="-2.117cm" style:auto-text-indent="false"/>
    </style:style>
    <style:style style:name="P15" style:family="paragraph" style:parent-style-name="Table_20_Contents">
      <style:paragraph-properties fo:margin-left="3.15cm" fo:margin-right="0cm" fo:text-indent="-2.117cm" style:auto-text-indent="false"/>
      <style:text-properties fo:font-size="8pt" style:font-size-asian="8pt" style:font-size-complex="8pt"/>
    </style:style>
    <style:style style:name="P16" style:family="paragraph" style:parent-style-name="Table_20_Contents">
      <style:paragraph-properties fo:margin-left="3.15cm" fo:margin-right="0cm" fo:text-indent="-2.117cm" style:auto-text-indent="false"/>
      <style:text-properties officeooo:paragraph-rsid="00210655"/>
    </style:style>
    <style:style style:name="P17" style:family="paragraph" style:parent-style-name="Table_20_Contents">
      <style:paragraph-properties fo:margin-left="3.15cm" fo:margin-right="0cm" fo:text-indent="-2.117cm" style:auto-text-indent="false"/>
      <style:text-properties officeooo:paragraph-rsid="0024b1c8"/>
    </style:style>
    <style:style style:name="P18" style:family="paragraph" style:parent-style-name="Table_20_Contents">
      <style:paragraph-properties fo:margin-left="3.15cm" fo:margin-right="0cm" fo:text-indent="-2.117cm" style:auto-text-indent="false"/>
      <style:text-properties fo:font-weight="bold" style:font-weight-asian="bold" style:font-weight-complex="bold"/>
    </style:style>
    <style:style style:name="P19" style:family="paragraph" style:parent-style-name="Table_20_Contents">
      <style:paragraph-properties fo:margin-left="3.15cm" fo:margin-right="0cm" fo:text-indent="-2.117cm" style:auto-text-indent="false"/>
      <style:text-properties fo:font-size="9pt" style:font-size-asian="9pt" style:font-size-complex="9pt"/>
    </style:style>
    <style:style style:name="P20" style:family="paragraph" style:parent-style-name="Table_20_Contents">
      <style:paragraph-properties fo:margin-left="3.223cm" fo:margin-right="0cm" fo:text-indent="-2.189cm" style:auto-text-indent="false"/>
    </style:style>
    <style:style style:name="P21" style:family="paragraph" style:parent-style-name="Table_20_Contents">
      <style:paragraph-properties fo:margin-left="3.223cm" fo:margin-right="0cm" fo:text-indent="-2.189cm" style:auto-text-indent="false"/>
      <style:text-properties officeooo:paragraph-rsid="00210655"/>
    </style:style>
    <style:style style:name="P22" style:family="paragraph" style:parent-style-name="Table_20_Contents" style:master-page-name="">
      <style:paragraph-properties fo:margin-left="0.499cm" fo:margin-right="0cm" fo:margin-top="0.212cm" fo:margin-bottom="0.212cm" style:contextual-spacing="false" fo:text-align="start" style:justify-single-word="false" fo:orphans="0" fo:widows="0" fo:hyphenation-ladder-count="no-limit" fo:text-indent="-0.3cm" style:auto-text-indent="false" style:page-number="auto" text:number-lines="false" text:line-number="0" style:writing-mode="lr-tb">
        <style:tab-stops>
          <style:tab-stop style:position="14.624cm"/>
        </style:tab-stops>
      </style:paragraph-properties>
      <style:text-properties fo:hyphenate="false" fo:hyphenation-remain-char-count="2" fo:hyphenation-push-char-count="2"/>
    </style:style>
    <style:style style:name="P23" style:family="paragraph" style:parent-style-name="Frame_20_contents">
      <style:paragraph-properties fo:text-align="center" style:justify-single-word="false"/>
      <style:text-properties fo:font-size="22pt" style:letter-kerning="true" style:font-size-asian="22pt"/>
    </style:style>
    <style:style style:name="P24" style:family="paragraph" style:parent-style-name="Table_20_Contents">
      <style:paragraph-properties fo:line-height="0.6cm">
        <style:tab-stops>
          <style:tab-stop style:position="9.308cm"/>
        </style:tab-stops>
      </style:paragraph-properties>
    </style:style>
    <style:style style:name="P25" style:family="paragraph" style:parent-style-name="Table_20_Contents" style:list-style-name="WWNum4">
      <style:paragraph-properties fo:margin-left="0.25cm" fo:margin-right="0cm" fo:line-height="0.6cm" fo:text-indent="-0.25cm" style:auto-text-indent="false"/>
    </style:style>
    <style:style style:name="P26" style:family="paragraph" style:parent-style-name="Table_20_Contents" style:list-style-name="WWNum4" style:master-page-name="">
      <style:paragraph-properties fo:margin-left="0.25cm" fo:margin-right="0cm" fo:line-height="0.6cm" fo:text-indent="-0.25cm" style:auto-text-indent="false" style:page-number="auto"/>
    </style:style>
    <style:style style:name="P27" style:family="paragraph" style:parent-style-name="Table_20_Contents">
      <style:paragraph-properties fo:margin-left="1.011cm" fo:margin-right="0cm" fo:line-height="0.6cm" fo:text-indent="0cm" style:auto-text-indent="false">
        <style:tab-stops>
          <style:tab-stop style:position="6.001cm"/>
        </style:tab-stops>
      </style:paragraph-properties>
    </style:style>
    <style:style style:name="P28" style:family="paragraph" style:parent-style-name="Table_20_Contents">
      <style:paragraph-properties fo:margin-left="1.011cm" fo:margin-right="0cm" fo:line-height="0.6cm" fo:text-indent="0cm" style:auto-text-indent="false">
        <style:tab-stops>
          <style:tab-stop style:position="6.001cm"/>
        </style:tab-stops>
      </style:paragraph-properties>
      <style:text-properties officeooo:paragraph-rsid="002891ba"/>
    </style:style>
    <style:style style:name="P29" style:family="paragraph" style:parent-style-name="Table_20_Contents">
      <style:paragraph-properties fo:margin-left="1.011cm" fo:margin-right="0cm" fo:line-height="0.6cm" fo:text-indent="0cm" style:auto-text-indent="false"/>
      <style:text-properties officeooo:paragraph-rsid="002870d7"/>
    </style:style>
    <style:style style:name="P30" style:family="paragraph" style:parent-style-name="Table_20_Contents" style:master-page-name="Standard">
      <style:paragraph-properties fo:text-align="end" style:justify-single-word="false" style:page-number="auto">
        <style:tab-stops>
          <style:tab-stop style:position="15.803cm"/>
        </style:tab-stops>
      </style:paragraph-properties>
      <style:text-properties fo:font-weight="bold" style:font-weight-asian="bold" style:font-weight-complex="bold"/>
    </style:style>
    <style:style style:name="P31" style:family="paragraph" style:parent-style-name="Table_20_Contents">
      <style:paragraph-properties fo:margin-left="1cm" fo:margin-right="0cm" fo:line-height="0.6cm" fo:text-indent="0cm" style:auto-text-indent="false">
        <style:tab-stops/>
      </style:paragraph-properties>
    </style:style>
    <style:style style:name="P32" style:family="paragraph" style:parent-style-name="Table_20_Contents">
      <style:paragraph-properties fo:margin-left="1cm" fo:margin-right="0cm" fo:line-height="0.6cm" fo:text-indent="0cm" style:auto-text-indent="false">
        <style:tab-stops/>
      </style:paragraph-properties>
      <style:text-properties officeooo:paragraph-rsid="0024b1c8"/>
    </style:style>
    <style:style style:name="P33" style:family="paragraph">
      <style:paragraph-properties fo:text-align="center"/>
    </style:style>
    <style:style style:name="P34" style:family="paragraph">
      <style:paragraph-properties fo:text-align="center"/>
      <style:text-properties fo:font-size="10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996e" style:font-weight-asian="bold" style:font-weight-complex="bold"/>
    </style:style>
    <style:style style:name="T4" style:family="text">
      <style:text-properties fo:font-weight="bold" officeooo:rsid="001edfbf" style:font-weight-asian="bold" style:font-weight-complex="bold"/>
    </style:style>
    <style:style style:name="T5" style:family="text">
      <style:text-properties fo:font-weight="bold" officeooo:rsid="001f1098" style:font-weight-asian="bold" style:font-weight-complex="bold"/>
    </style:style>
    <style:style style:name="T6" style:family="text">
      <style:text-properties fo:font-weight="bold" officeooo:rsid="00264cd9" style:font-weight-asian="bold" style:font-weight-complex="bold"/>
    </style:style>
    <style:style style:name="T7" style:family="text">
      <style:text-properties fo:font-weight="bold" officeooo:rsid="002870d7" style:font-weight-asian="bold" style:font-weight-complex="bold"/>
    </style:style>
    <style:style style:name="T8" style:family="text">
      <style:text-properties fo:font-weight="bold" officeooo:rsid="001b9a4c" style:font-weight-asian="bold" style:font-weight-complex="bold"/>
    </style:style>
    <style:style style:name="T9" style:family="text">
      <style:text-properties fo:font-weight="bold" officeooo:rsid="002870d7" style:font-weight-asian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fo:font-weight="bold" style:font-weight-asian="bold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22cf28" style:font-weight-asian="bold"/>
    </style:style>
    <style:style style:name="T14" style:family="text">
      <style:text-properties style:font-weight-complex="bold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size="9pt" officeooo:rsid="00210655" style:font-size-asian="9pt" style:font-size-complex="9pt"/>
    </style:style>
    <style:style style:name="T17" style:family="text">
      <style:text-properties fo:font-size="10pt" fo:font-weight="bold" style:font-size-asian="10pt" style:font-weight-asian="bold" style:font-size-complex="10pt" style:font-weight-complex="bold"/>
    </style:style>
    <style:style style:name="T18" style:family="text">
      <style:text-properties fo:font-size="10pt" fo:font-weight="bold" officeooo:rsid="00210655" style:font-size-asian="10pt" style:font-weight-asian="bold" style:font-size-complex="10pt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officeooo:rsid="001f1098" style:font-size-asian="10pt" style:font-size-complex="10pt"/>
    </style:style>
    <style:style style:name="T21" style:family="text">
      <style:text-properties fo:font-size="12pt" fo:font-weight="normal" officeooo:rsid="00210655" style:font-size-asian="12pt" style:font-weight-asian="normal" style:font-size-complex="12pt" style:font-weight-complex="normal"/>
    </style:style>
    <style:style style:name="T22" style:family="text">
      <style:text-properties fo:font-size="12pt" officeooo:rsid="00210655" style:font-size-asian="12pt" style:font-size-complex="12pt"/>
    </style:style>
    <style:style style:name="T23" style:family="text">
      <style:text-properties fo:font-size="12pt" officeooo:rsid="002870d7" style:font-size-asian="12pt" style:font-size-complex="12pt"/>
    </style:style>
    <style:style style:name="T24" style:family="text">
      <style:text-properties fo:font-size="12pt" style:text-underline-style="solid" style:text-underline-width="auto" style:text-underline-color="font-color" officeooo:rsid="00210655" style:font-size-asian="12pt" style:font-size-complex="12pt"/>
    </style:style>
    <style:style style:name="T25" style:family="text">
      <style:text-properties officeooo:rsid="001b9a4c"/>
    </style:style>
    <style:style style:name="T26" style:family="text">
      <style:text-properties style:text-underline-style="none"/>
    </style:style>
    <style:style style:name="T27" style:family="text">
      <style:text-properties style:text-underline-style="none" fo:font-weight="bold" officeooo:rsid="0022cf28" style:font-weight-asian="bold"/>
    </style:style>
    <style:style style:name="T28" style:family="text">
      <style:text-properties officeooo:rsid="00264cd9"/>
    </style:style>
    <style:style style:name="T29" style:family="text">
      <style:text-properties officeooo:rsid="0028100a"/>
    </style:style>
    <style:style style:name="T30" style:family="text">
      <style:text-properties officeooo:rsid="002870d7"/>
    </style:style>
    <style:style style:name="T31" style:family="text">
      <style:text-properties officeooo:rsid="002891ba"/>
    </style:style>
    <style:style style:name="T32" style:family="text">
      <style:text-properties fo:font-style="italic" officeooo:rsid="002891ba" style:font-style-asian="italic" style:font-style-complex="italic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dddddd" style:background-transparency="0%" draw:fill="solid" fo:padding-left="0.254cm" fo:padding-right="0.254cm" fo:padding-top="0.127cm" fo:padding-bottom="0.127cm" fo:border="2.01pt solid #243f60">
        <style:background-image/>
      </style:graphic-properties>
    </style:style>
    <style:style style:name="Sect1" style:family="section">
      <style:section-properties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gr1" style:family="graphic">
      <style:graphic-properties draw:stroke="none" svg:stroke-width="0cm" draw:fill="gradient" draw:fill-gradient-name="Gradient_20_7" draw:textarea-horizontal-align="center" draw:textarea-vertical-align="middle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17365d" draw:stroke-linejoin="round" draw:fill="solid" draw:fill-color="#ffffff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draw:rect text:anchor-type="paragraph" draw:z-index="1" draw:name="Rectangle 2" draw:style-name="gr1" draw:text-style-name="P33" svg:width="1.161cm" svg:height="29.645cm" svg:x="-1.496cm" svg:y="-0.945cm"><text:p/></draw:rect>Nicolas JEANNE<draw:frame draw:style-name="fr1" draw:name="Cadre1" text:anchor-type="char" svg:x="0.041cm" svg:y="0.109cm" svg:width="9.022cm" svg:height="1.459cm" draw:z-index="0"><draw:text-box><text:p text:style-name="P23">Bioinformaticien</text:p></draw:text-box></draw:frame></text:p>
      <text:p text:style-name="P2">25, place Dupuy</text:p>
      <text:p text:style-name="P1">31000 Toulouse</text:p>
      <text:p text:style-name="P1">06.50.77.65.31</text:p>
      <text:p text:style-name="P1"><text:a xlink:type="simple" xlink:href="mailto:nicolajea@yahoo.fr">nicolajea@yahoo.fr</text:a></text:p>
      <text:p text:style-name="P3"/>
      <text:p text:style-name="P10">Né le 29/09/1976 à Angers (49)<text:tab/><text:span text:style-name="T2">Titulaire de la fonction publique Hospitalière</text:span></text:p>
      <text:p text:style-name="P4"><draw:line text:anchor-type="paragraph" draw:z-index="2" draw:name="Line 5" draw:style-name="gr2" draw:text-style-name="P33" svg:x1="-0.014cm" svg:y1="0.219cm" svg:x2="18.44cm" svg:y2="0.224cm"><text:p/></draw:line></text:p>
      <text:p text:style-name="P5"><text:span text:style-name="T11">Réalisations </text:span><text:span text:style-name="T13">en Bioinformatique</text:span><text:span text:style-name="T27"> </text:span><text:span text:style-name="T26">:</text:span></text:p>
      <text:list xml:id="list687808396893511195" text:style-name="WWNum4">
        <text:list-item>
          <text:p text:style-name="P26">Logiciel d’<text:span text:style-name="T2">analyse de données </text:span><text:span text:style-name="T8">NGS</text:span><text:span text:style-name="T25"> pour la détermination du</text:span> <text:span text:style-name="T2">Tropisme du VIH</text:span> (JAVA).</text:p>
        </text:list-item>
        <text:list-item>
          <text:p text:style-name="P25"><text:span text:style-name="T7">T</text:span><text:span text:style-name="T2">aux d’erreur</text:span> de<text:span text:style-name="T30">s </text:span>séquençage<text:span text:style-name="T30">s nouvelle génération</text:span> (Python et R).</text:p>
        </text:list-item>
      </text:list>
      <text:p text:style-name="P24">- Taux d’évolution de séquences VIH issues de Pyroséquençage (<text:span text:style-name="T28">Shell</text:span>).</text:p>
      <text:p text:style-name="P24">- <text:span text:style-name="T31">Etude de la régulation du métabolisme de l'ARNm dans les <text:s/>opérons chez </text:span><text:span text:style-name="T32">E. Coli</text:span><text:span text:style-name="T31"> par RNA-Seq (R).</text:span></text:p>
      <text:p text:style-name="P6"><draw:line text:anchor-type="paragraph" draw:z-index="3" draw:name="Line 12" draw:style-name="gr2" draw:text-style-name="P33" svg:x1="0.064cm" svg:y1="0.139cm" svg:x2="18.467cm" svg:y2="0.127cm"><text:p/></draw:line></text:p>
      <text:p text:style-name="P9"><text:span text:style-name="T12">Compétences techniques</text:span><text:span text:style-name="T2"> :</text:span></text:p>
      <text:section text:style-name="Sect1" text:name="TextSection">
        <text:p text:style-name="P22"><text:span text:style-name="T2">- </text:span><text:span text:style-name="T14">Programmation </text:span><text:span text:style-name="T2">JAVA, Python, R, </text:span><text:span text:style-name="T6">S</text:span><text:span text:style-name="T3">hell, </text:span><text:span text:style-name="T4">SQL, PHP, HTML/CSS, </text:span><text:span text:style-name="T5">Qt</text:span><text:span text:style-name="T2">.</text:span></text:p>
        <text:p text:style-name="P11">- <text:span text:style-name="T29">Data Mining, </text:span><text:span text:style-name="T14">Base de données et outils en ligne</text:span><text:span text:style-name="T2">.</text:span></text:p>
        <text:p text:style-name="P11">- <text:span text:style-name="T1">Séquençage Nouvelle Génération </text:span><text:span text:style-name="T9">(Illumina, 454)</text:span><text:span text:style-name="T1"> .</text:span></text:p>
        <text:p text:style-name="P11"><text:span text:style-name="T2">- </text:span><text:span text:style-name="T14">Séquençage</text:span> (<text:span text:style-name="T15">gestion séquenceur 96 capillaires).</text:span></text:p>
        <text:p text:style-name="P11">- qPCR, technique HRM.</text:p>
      </text:section>
      <text:p text:style-name="Table_20_Contents"><text:span text:style-name="T12">Expérience Professionnelle</text:span><text:span text:style-name="T2"> :</text:span></text:p>
      <text:p text:style-name="P7"/>
      <text:p text:style-name="P13"><text:span text:style-name="T2">2010 :<text:tab/></text:span>Technicien <text:span text:style-name="T30">en</text:span> biologie moléculaire en V<text:span text:style-name="T2">irologie</text:span> <text:span text:style-name="T21">[</text:span><text:span text:style-name="T15">CHU Purpan, Toulouse </text:span><text:span text:style-name="T16">(31)</text:span><text:span text:style-name="T21">]</text:span></text:p>
      <text:p text:style-name="P12"><text:span text:style-name="T2"><text:tab/></text:span><text:span text:style-name="T14">Développement en</text:span><text:span text:style-name="T2"> Bioinformatique</text:span>.</text:p>
      <text:p text:style-name="P12"><text:tab/>Étude du tropisme du VIH par <text:span text:style-name="T1">séquençage </text:span><text:span text:style-name="T9">nouvelle génération</text:span>.</text:p>
      <text:p text:style-name="P12"><text:tab/>Phylogénétique et recherche de résistances du VIH, des hépatites.</text:p>
      <text:p text:style-name="P15"/>
      <text:p text:style-name="P21"><text:span text:style-name="T2">2005-2010 :<text:tab/></text:span>Technicien <text:span text:style-name="T2">Centre de Référence Maladies Rares </text:span><text:span text:style-name="T21">[</text:span><text:span text:style-name="T15">AP-HP, Hôpital Trousseau, Paris </text:span><text:span text:style-name="T16">(75</text:span><text:span text:style-name="T15">)</text:span><text:span text:style-name="T21">]</text:span></text:p>
      <text:p text:style-name="P20"><text:tab/>Recherche de mutations dans le cadre du diagnostic de maladies touchant le système nerveux central chez l'enfant, diagnostics prénataux.</text:p>
      <text:p text:style-name="P15"/>
      <text:p text:style-name="P16"><text:span text:style-name="T2">2003-2004 :<text:tab/></text:span>Divers emplois en laboratoire de diagnostics<text:span text:style-name="T2"> </text:span><text:span text:style-name="T21">[</text:span><text:span text:style-name="T15">Région Parisienne</text:span><text:span text:style-name="T21">]</text:span><text:span text:style-name="T15">.</text:span></text:p>
      <text:p text:style-name="P17"><text:tab/><text:span text:style-name="T2">Endocrinologie</text:span> <text:span text:style-name="T21">[</text:span><text:span text:style-name="T15">biologie moléculaire, AP-HP</text:span><text:span text:style-name="T21">]</text:span>, <text:span text:style-name="T2">Virologie</text:span><text:span text:style-name="T17"> </text:span><text:span text:style-name="T21">[</text:span><text:span text:style-name="T15">laboratoire Cerba</text:span><text:span text:style-name="T21">]</text:span><text:span text:style-name="T18">.</text:span></text:p>
      <text:p text:style-name="P15"/>
      <text:p text:style-name="P16"><text:span text:style-name="T2">2002-2003 :<text:tab/></text:span>Technicien en <text:span text:style-name="T2">Histocompatibilité </text:span><text:span text:style-name="T21">[</text:span><text:span text:style-name="T15">INRS, Institut Armand Frappier </text:span><text:span text:style-name="T16">(</text:span><text:span text:style-name="T15">Montréal/Canada)</text:span><text:span text:style-name="T21">]</text:span></text:p>
      <text:p text:style-name="P14"><text:tab/>Tests de compatibilité pour patients en attente de greffes. PCR de typage HLA.</text:p>
      <text:p text:style-name="P15"/>
      <text:p text:style-name="P16"><text:span text:style-name="T2">2001-2002 :<text:tab/></text:span>Technicien en <text:span text:style-name="T2">Immunologie </text:span><text:span text:style-name="T21">[</text:span><text:span text:style-name="T15">Hôpital Saint Louis, Paris</text:span><text:span text:style-name="T16"> (75</text:span><text:span text:style-name="T15">)</text:span><text:span text:style-name="T21">]</text:span><text:span text:style-name="T15">.</text:span></text:p>
      <text:p text:style-name="P18"/>
      <text:p text:style-name="P16"><text:span text:style-name="T2">2000-2001 :<text:tab/></text:span>Service national, technicien en <text:span text:style-name="T2">Hématologie </text:span><text:span text:style-name="T21">[</text:span><text:span text:style-name="T15">Hôpital militaire Percy, Clamart </text:span><text:span text:style-name="T16">(</text:span><text:span text:style-name="T15">92</text:span><text:span text:style-name="T16">)</text:span><text:span text:style-name="T21">]</text:span><text:span text:style-name="T16">.</text:span></text:p>
      <text:p text:style-name="P18"/>
      <text:p text:style-name="P16"><text:span text:style-name="T2">1999-2000 :<text:tab/></text:span>Technicien en <text:span text:style-name="T2">Biologie Moléculaire </text:span><text:span text:style-name="T21">[</text:span><text:span text:style-name="T15">Centre R&amp;D Aventis, Vitry-Alfortville </text:span><text:span text:style-name="T16">(</text:span><text:span text:style-name="T15">94</text:span><text:span text:style-name="T16">)].</text:span></text:p>
      <text:p text:style-name="P14"/>
      <text:p text:style-name="P16"><text:span text:style-name="T2">1997-1999 :<text:tab/></text:span>Technicien <text:span text:style-name="T2">Qualité </text:span><text:span text:style-name="T21">[</text:span><text:span text:style-name="T15">Aventis à Marcy l'Etoile </text:span><text:span text:style-name="T16">(</text:span><text:span text:style-name="T15">69</text:span><text:span text:style-name="T16">)</text:span><text:span text:style-name="T15"> et Sipsy à Avrillé </text:span><text:span text:style-name="T16">(</text:span><text:span text:style-name="T15">49</text:span><text:span text:style-name="T16">)</text:span><text:span text:style-name="T21">]</text:span><text:span text:style-name="T16">.</text:span></text:p>
      <text:p text:style-name="P19"><draw:line text:anchor-type="paragraph" draw:z-index="4" draw:name="Line 5" draw:style-name="gr2" draw:text-style-name="P33" svg:x1="0.111cm" svg:y1="0.362cm" svg:x2="18.72cm" svg:y2="0.385cm"><text:p/></draw:line></text:p>
      <text:p text:style-name="Table_20_Contents"><text:span text:style-name="T12">Formations</text:span><text:span text:style-name="T2"> :</text:span></text:p>
      <text:p text:style-name="P31"><text:span text:style-name="T2">201</text:span><text:span text:style-name="T7">5</text:span><text:span text:style-name="T2"> </text:span><text:span text:style-name="T14">: <text:tab/>Master 2 </text:span>de <text:span text:style-name="T2">Bioinformatique et Biologie des Systèmes</text:span> (<text:span text:style-name="T19">UPS Toulouse, </text:span><text:span text:style-name="T20">formation continue</text:span><text:span text:style-name="T19">)</text:span></text:p>
      <text:p text:style-name="P32"><text:span text:style-name="T1">2012</text:span> :<text:tab/>Licence Professionnelle de <text:span text:style-name="T2">Bioinformatique</text:span> <text:bookmark text:name="_GoBack"/>(<text:span text:style-name="T19">CNAM Paris, cours du soir )</text:span></text:p>
      <text:p text:style-name="P31"><text:span text:style-name="T1">2008</text:span> :<text:tab/>D.U. de <text:span text:style-name="T2">Biologie Moléculaire</text:span> (<text:span text:style-name="T19">IFTAB, La Pitié Salpêtrière, Paris</text:span>)</text:p>
      <text:p text:style-name="P31"><text:span text:style-name="T1">2000</text:span> :<text:tab/>Licence Professionnelle <text:span text:style-name="T2">Microbiologie Industrielle et Biotechnologies</text:span> (<text:span text:style-name="T15">ESTBA, Paris</text:span>)</text:p>
      <text:p text:style-name="P31"><text:span text:style-name="T1">1997</text:span> :<text:tab/>Licence Professionnelle <text:span text:style-name="T2">Assurance et Gestion de la Qualité</text:span> (<text:span text:style-name="T19">IUT d'Angers</text:span>)</text:p>
      <text:p text:style-name="P31"><text:span text:style-name="T1">1996</text:span> :<text:tab/>D.U.T. De <text:span text:style-name="T2">Biologie Appliquée</text:span> (<text:span text:style-name="T19">IUT d'Angers</text:span>).</text:p>
      <text:p text:style-name="P8"/>
      <text:p text:style-name="P28"><draw:line text:anchor-type="paragraph" draw:z-index="5" draw:name="Line 7" draw:style-name="gr2" draw:text-style-name="P34" svg:x1="0.137cm" svg:y1="0.331cm" svg:x2="18.775cm" svg:y2="0.304cm"><text:p/></draw:line></text:p>
      <text:p text:style-name="P28"><text:span text:style-name="T10">Formation complémentaire</text:span> :<text:tab/>Utilisation du <text:span text:style-name="T1">Cluster de calcul GenoToul</text:span> (INRA, Toulouse)</text:p>
      <text:p text:style-name="P27"><text:span text:style-name="T10">Langues</text:span> : Anglais et Espagnol parlés, lus, écrits. <text:span text:style-name="T31">Canada (1an), Espagne (9 mois),</text:span></text:p>
      <text:p text:style-name="P29"><text:span text:style-name="T24">Centres d'intérêts</text:span><text:span text:style-name="T22"> : </text:span><text:span text:style-name="T23">photo, travail du bois, moto, avi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Tahoma" svg:font-family="Tahoma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gradient draw:name="Gradient_20_7" draw:display-name="Gradient 7" draw:style="linear" draw:start-color="#ffffff" draw:end-color="#17365d" draw:start-intensity="100%" draw:end-intensity="10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fr" fo:country="FR" style:letter-kerning="true" style:font-name-asian="Times New Roman2" style:font-size-asian="10pt" style:language-asian="fr" style:country-asian="FR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0pt" fo:language="fr" fo:country="FR" style:letter-kerning="true" style:font-name-asian="Times New Roman2" style:font-size-asian="10pt" style:language-asian="fr" style:country-asian="FR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font-size="12pt" style:letter-kerning="true" style:font-name-asian="Lucida Sans Unicode" style:font-family-asian="'Lucida Sans Unicode'" style:font-family-generic-asian="system" style:font-pitch-asian="variable" style:font-size-asian="12pt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Titre1" style:family="paragraph" style:parent-style-name="Standard" style:default-outline-level="">
      <style:paragraph-properties fo:margin-top="0.423cm" fo:margin-bottom="0.212cm" style:contextual-spacing="false" fo:keep-with-next="always"/>
      <style:text-properties style:font-name="Arial" fo:font-family="Arial" style:font-family-generic="roman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égende1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name-complex="Tahoma1" style:font-family-complex="Tahoma" style:font-family-generic-complex="system" style:font-pitch-complex="variable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Contenu_20_du_20_cadre" style:display-name="Contenu du cadre" style:family="paragraph" style:parent-style-name="Text_20_body" style:default-outline-level=""/>
    <style:style style:name="Horizontal_20_Line" style:display-name="Horizontal Line" style:family="paragraph" style:parent-style-name="Standard" style:default-outline-level="" style:class="html">
      <style:paragraph-properties fo:margin-top="0cm" fo:margin-bottom="0.499cm" style:contextual-spacing="false" style:border-line-width-bottom="0.004cm 0.004cm 0.004cm" fo:padding="0c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asian="Lucida Sans Unicode" style:font-family-asian="'Lucida Sans Unicode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0.499cm" fo:margin-left="1.3cm" fo:margin-right="1cm" style:shadow="none" fo:background-color="#ffffff" style:writing-mode="lr-tb" style:layout-grid-color="#c0c0c0" style:layout-grid-lines="27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icolas JEANNE</dc:title>
    <meta:initial-creator>nico jeanne</meta:initial-creator>
    <meta:editing-cycles>18</meta:editing-cycles>
    <meta:print-date>2012-01-03T20:08:00</meta:print-date>
    <meta:creation-date>2014-07-18T09:57:00</meta:creation-date>
    <dc:date>2015-10-23T09:42:20.653780865</dc:date>
    <meta:editing-duration>PT36M28S</meta:editing-duration>
    <meta:generator>LibreOffice/4.2.8.2$Linux_X86_64 LibreOffice_project/420m0$Build-2</meta:generator>
    <meta:document-statistic meta:table-count="0" meta:image-count="0" meta:object-count="0" meta:page-count="1" meta:paragraph-count="43" meta:word-count="375" meta:character-count="2658" meta:non-whitespace-character-count="2320"/>
    <meta:user-defined meta:name="AppVersion">14.0000</meta:user-defined>
    <meta:user-defined meta:name="Company">chu-toulouse.f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